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Buffer.setDebug( final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getCurrentBlock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TarBuffer( final InputStream input , final int blockSize , final int recor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rBuffer.TarBuffer( final InputStream input , final int bloc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TarBuffer( final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skipRecor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arBuffer.clos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arBuffer.getBlock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writeRecord( final byte [ ] reco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arBuffer.writeRecord( final byte [ ] buffer , final int off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arBuffer.initialize( final int blockSize , final int record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rBuffer.isEOFRecord( final byte [ ] rec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rBuffer.getCurrentRecord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writeB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rBuffer.readRecor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arBuffer.TarBuffer( final OutputStream output , final int bloc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debug( final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Buffer.TarBuffer( final OutputStream output , final int blockSize , final int recor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Buffer.TarBuffer( final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getRecor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Buffer.readBlock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TarBuffer.flushBloc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